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ourBoxWipe" smil:subtype="cornersOut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729fcf" fo:min-height="12.18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729fcf"/>
    </style:style>
    <style:style style:name="P2" style:family="paragraph">
      <loext:graphic-properties draw:fill-color="#ffffff"/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855cm" svg:x="1.4cm" svg:y="0.663cm" presentation:class="title" presentation:user-transformed="true">
          <draw:text-box>
            <text:p>How to install youtube-dl on<text:line-break/>Fedora 25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>Youtube-DL is a command line video downloader for linux that allows to download videos from:</text:p>
            <text:list text:style-name="L1">
              <text:list-item>
                <text:p>Youtube.com</text:p>
              </text:list-item>
              <text:list-item>
                <text:p><text:a xlink:href="http://www.dailymotion.com/" xlink:type="simple">http://www.dailymotion.com/</text:a></text:p>
              </text:list-item>
              <text:list-item>
                <text:p>Google video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l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 text:style-name="P3"/>
              </text:list-item>
              <text:list-item>
                <text:p text:style-name="P3"/>
                <text:p text:style-name="P3">$ sudo dnf install youtube-dl</text:p>
              </text:list-item>
              <text:list-item>
                <text:p text:style-name="P3"/>
              </text:list-item>
              <text:list-item>
                <text:p text:style-name="P3"/>
              </text:list-item>
            </text:list>
          </draw:text-box>
        </draw:frame>
        <anim:par presentation:node-type="timing-root">
          <anim:par smil:begin="id1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youtube-dl “VIDEO_URL”</text:p>
              </text:list-item>
              <text:list-item>
                <text:p>youtube-dl<text:a xlink:href="https://www.youtube.com/watch?v=8LL3CaJd2ts" xlink:type="simple">https://www.youtube.com/watch?v=8LL3CaJd2ts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o list all available formats of video, use:</text:p>
                <text:p>--list-formats</text:p>
              </text:list-item>
              <text:list-item>
                <text:p>youtube-dl –list-formats “VIDEO_URL”</text:p>
              </text:list-item>
              <text:list-item>
                <text:p>youtube-dl –list-formats <text:a xlink:href="https://www.youtube.com/watch?v=8LL3CaJd2ts" xlink:type="simple">https://www.youtube.com/watch?v=8LL3CaJd2ts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o download a preferred format, use -f (video format code)</text:p>
              </text:list-item>
              <text:list-item>
                <text:p>youtube-dl -f 18 <text:a xlink:href="https://www.youtube.com/watch?v=8LL3CaJd2ts" xlink:type="simple">https://www.youtube.com/watch?v=8LL3CaJd2ts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o download a list of video files, create a file and place all the youtube links that you wish to download.</text:p>
              </text:list-item>
              <text:list-item>
                <text:p>youtube-dl -a youtube_links.tx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For more informations:</text:p>
              </text:list-item>
              <text:list-item>
                <text:p>youtube-dl --hel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2">
        <office:forms form:automatic-focus="false" form:apply-design-mode="false"/>
        <draw:frame presentation:style-name="pr6" draw:text-style-name="P4" draw:layer="layout" svg:width="25.199cm" svg:height="16.255cm" svg:x="1.4cm" svg:y="0.837cm" presentation:class="subtitle">
          <draw:text-box>
            <text:p>Thank you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none" style:country-asian="none" style:font-name-complex="DejaVu Sans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$Build-2</meta:generator>
    <meta:initial-creator>Scott Templer</meta:initial-creator>
    <meta:creation-date>2006-05-16T10:29:05</meta:creation-date>
    <dc:language>en-US</dc:language>
    <meta:editing-cycles>2</meta:editing-cycles>
    <meta:editing-duration>PT4M50S</meta:editing-duration>
    <dc:date>2017-11-08T09:25:36.669571814</dc:date>
    <meta:document-statistic meta:object-count="58"/>
    <meta:user-defined meta:name="Info 1"/>
    <meta:user-defined meta:name="Info 2"/>
    <meta:user-defined meta:name="Info 3"/>
    <meta:user-defined meta:name="Info 4"/>
  </office:meta>
</office:document-meta>
</file>